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DC8ADEB83A1864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562cm" draw:z-index="0"><draw:image xlink:href="Pictures/100000010000078000000438DC8ADEB83A1864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4:52:36.720000000</meta:creation-date>
    <dc:date>2023-12-14T14:53:07.845000000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6.2$Windows_X86_64 LibreOffice_project/f654817fb68d6d4600d7d2f6b647e47729f55f15</meta:generator>
  </office:meta>
</office:document-meta>
</file>